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95bb0"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paragraph-rsid="004456c7"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0"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1"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13"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14"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15"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16"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17"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8"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9"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20"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21"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22" style:family="paragraph" style:parent-style-name="Preformatted_20_Text" style:list-style-name="L4">
      <style:text-properties fo:font-size="12pt" fo:language="zxx" fo:country="none" officeooo:paragraph-rsid="009436ee" style:font-size-asian="12pt" style:language-asian="zxx" style:country-asian="none" style:font-size-complex="12pt" style:language-complex="zxx" style:country-complex="none"/>
    </style:style>
    <style:style style:name="P23" style:family="paragraph" style:parent-style-name="Preformatted_20_Text" style:list-style-name="L5">
      <style:text-properties fo:font-size="12pt" fo:language="zxx" fo:country="none" style:font-size-asian="12pt" style:language-asian="zxx" style:country-asian="none" style:font-size-complex="12pt" style:language-complex="zxx" style:country-complex="none"/>
    </style:style>
    <style:style style:name="P24" style:family="paragraph" style:parent-style-name="Preformatted_20_Text" style:list-style-name="L6">
      <style:text-properties fo:font-size="12pt" fo:language="zxx" fo:country="none" style:font-size-asian="12pt" style:language-asian="zxx" style:country-asian="none" style:font-size-complex="12pt" style:language-complex="zxx" style:country-complex="none"/>
    </style:style>
    <style:style style:name="P25" style:family="paragraph" style:parent-style-name="Preformatted_20_Text" style:list-style-name="L7">
      <style:text-properties fo:font-size="12pt" fo:language="zxx" fo:country="none" style:font-size-asian="12pt" style:language-asian="zxx" style:country-asian="none" style:font-size-complex="12pt" style:language-complex="zxx" style:country-complex="none"/>
    </style:style>
    <style:style style:name="P26" style:family="paragraph" style:parent-style-name="Preformatted_20_Text" style:list-style-name="L8">
      <style:text-properties fo:font-size="12pt" fo:language="zxx" fo:country="none" style:font-size-asian="12pt" style:language-asian="zxx" style:country-asian="none" style:font-size-complex="12pt" style:language-complex="zxx" style:country-complex="none"/>
    </style:style>
    <style:style style:name="P27" style:family="paragraph" style:parent-style-name="Preformatted_20_Text" style:list-style-name="L9">
      <style:text-properties fo:font-size="12pt" fo:language="zxx" fo:country="none" officeooo:paragraph-rsid="003d78d6" style:font-size-asian="12pt" style:language-asian="zxx" style:country-asian="none" style:font-size-complex="12pt" style:language-complex="zxx" style:country-complex="none"/>
    </style:style>
    <style:style style:name="P28" style:family="paragraph" style:parent-style-name="Preformatted_20_Text" style:list-style-name="L10">
      <style:text-properties fo:font-size="12pt" fo:language="zxx" fo:country="none" style:font-size-asian="12pt" style:language-asian="zxx" style:country-asian="none" style:font-size-complex="12pt" style:language-complex="zxx" style:country-complex="none"/>
    </style:style>
    <style:style style:name="P29"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30"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31" style:family="paragraph" style:parent-style-name="Preformatted_20_Text" style:list-style-name="L13">
      <style:text-properties fo:font-size="12pt" fo:language="zxx" fo:country="none" officeooo:paragraph-rsid="004a84f5" style:font-size-asian="12pt" style:language-asian="zxx" style:country-asian="none" style:font-size-complex="12pt" style:language-complex="zxx" style:country-complex="none"/>
    </style:style>
    <style:style style:name="P32" style:family="paragraph" style:parent-style-name="Preformatted_20_Text" style:list-style-name="L14">
      <style:text-properties fo:font-size="12pt" fo:language="zxx" fo:country="non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36" style:family="paragraph" style:parent-style-name="Preformatted_20_Text" style:list-style-name="L17">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38" style:family="paragraph" style:parent-style-name="Preformatted_20_Text" style:list-style-name="L17">
      <style:text-properties fo:font-size="12pt" fo:language="zxx" fo:country="none" officeooo:paragraph-rsid="008deffa"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40" style:family="paragraph" style:parent-style-name="Preformatted_20_Text" style:list-style-name="L18">
      <style:text-properties fo:font-size="12pt" fo:language="zxx" fo:country="none" officeooo:paragraph-rsid="008deffa"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47" style:family="paragraph" style:parent-style-name="Preformatted_20_Text" style:list-style-name="L20">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3ce3d9" officeooo:paragraph-rsid="00908be7"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3ce3d9" officeooo:paragraph-rsid="00927aac"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592e66" officeooo:paragraph-rsid="0094bfdf"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64" style:family="paragraph" style:parent-style-name="Preformatted_20_Text" style:list-style-name="L22">
      <style:text-properties fo:font-size="12pt" fo:language="zxx" fo:country="none" officeooo:paragraph-rsid="00927aac"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73"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74"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75" style:family="paragraph" style:parent-style-name="Preformatted_20_Text" style:list-style-name="L21">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76" style:family="paragraph" style:parent-style-name="Preformatted_20_Text" style:list-style-name="L21">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77" style:family="paragraph" style:parent-style-name="Preformatted_20_Text">
      <style:text-properties fo:font-size="12pt" fo:language="zxx" fo:country="none" fo:font-weight="normal" officeooo:rsid="0012d9ca" officeooo:paragraph-rsid="002ec5a6" style:font-size-asian="12pt" style:language-asian="zxx" style:country-asian="none" style:font-weight-asian="normal" style:font-size-complex="12pt" style:language-complex="zxx" style:country-complex="none" style:font-weight-complex="normal"/>
    </style:style>
    <style:style style:name="P78"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81" style:family="paragraph" style:parent-style-name="Preformatted_20_Text" style:list-style-name="L15">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Mono" fo:font-size="12pt" fo:language="zxx" fo:country="none" fo:font-style="italic" officeooo:rsid="0015af69" officeooo:paragraph-rsid="008c173f" style:font-size-asian="12pt" style:language-asian="zxx" style:country-asian="none" style:font-style-asian="italic" style:font-size-complex="12pt" style:language-complex="zxx" style:country-complex="none" style:font-style-complex="italic"/>
    </style:style>
    <style:style style:name="P84"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85" style:family="paragraph" style:parent-style-name="Preformatted_20_Text" style:list-style-name="L18">
      <style:text-properties style:font-name="Liberation Mono" fo:font-size="12pt" fo:language="zxx" fo:country="none" fo:font-style="italic" officeooo:rsid="002577c9" officeooo:paragraph-rsid="008deffa" style:font-size-asian="12pt" style:language-asian="zxx" style:country-asian="none" style:font-style-asian="italic" style:font-size-complex="12pt" style:language-complex="zxx" style:country-complex="none" style:font-style-complex="italic"/>
    </style:style>
    <style:style style:name="P86" style:family="paragraph" style:parent-style-name="Preformatted_20_Text" style:list-style-name="L19">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87"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88"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89"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T1" style:family="text">
      <style:text-properties officeooo:rsid="000a36bb"/>
    </style:style>
    <style:style style:name="T2" style:family="text">
      <style:text-properties officeooo:rsid="000fc15e"/>
    </style:style>
    <style:style style:name="T3" style:family="text">
      <style:text-properties officeooo:rsid="0014d6c6"/>
    </style:style>
    <style:style style:name="T4" style:family="text">
      <style:text-properties officeooo:rsid="001679e7"/>
    </style:style>
    <style:style style:name="T5" style:family="text">
      <style:text-properties fo:font-weight="bold" style:font-weight-asian="bold" style:font-weight-complex="bold"/>
    </style:style>
    <style:style style:name="T6" style:family="text">
      <style:text-properties fo:font-weight="bold" officeooo:rsid="005152e0" style:font-weight-asian="bold" style:font-weight-complex="bold"/>
    </style:style>
    <style:style style:name="T7" style:family="text">
      <style:text-properties fo:font-weight="bold" officeooo:rsid="0056d05c" style:font-weight-asian="bold" style:font-weight-complex="bold"/>
    </style:style>
    <style:style style:name="T8" style:family="text">
      <style:text-properties fo:font-weight="bold" officeooo:rsid="001144f1" style:font-weight-asian="bold" style:font-weight-complex="bold"/>
    </style:style>
    <style:style style:name="T9" style:family="text">
      <style:text-properties fo:font-weight="bold" officeooo:rsid="0017bef2" style:font-weight-asian="bold" style:font-weight-complex="bold"/>
    </style:style>
    <style:style style:name="T10" style:family="text">
      <style:text-properties fo:font-weight="bold" officeooo:rsid="0004f2b0" style:font-weight-asian="bold" style:font-weight-complex="bold"/>
    </style:style>
    <style:style style:name="T11" style:family="text">
      <style:text-properties fo:font-weight="bold" officeooo:rsid="001c16bf" style:font-weight-asian="bold" style:font-weight-complex="bold"/>
    </style:style>
    <style:style style:name="T12" style:family="text">
      <style:text-properties fo:font-weight="bold" officeooo:rsid="00257680" style:font-weight-asian="bold" style:font-weight-complex="bold"/>
    </style:style>
    <style:style style:name="T13" style:family="text">
      <style:text-properties fo:font-weight="bold" officeooo:rsid="004442b0" style:font-weight-asian="bold" style:font-weight-complex="bold"/>
    </style:style>
    <style:style style:name="T14" style:family="text">
      <style:text-properties fo:font-weight="bold" officeooo:rsid="004ad016" style:font-weight-asian="bold" style:font-weight-complex="bold"/>
    </style:style>
    <style:style style:name="T15" style:family="text">
      <style:text-properties fo:font-weight="bold" officeooo:rsid="005999cd" style:font-weight-asian="bold" style:font-weight-complex="bold"/>
    </style:style>
    <style:style style:name="T16" style:family="text">
      <style:text-properties fo:font-weight="bold" officeooo:rsid="0065c0dc" style:font-weight-asian="bold" style:font-weight-complex="bold"/>
    </style:style>
    <style:style style:name="T17" style:family="text">
      <style:text-properties officeooo:rsid="00323afa"/>
    </style:style>
    <style:style style:name="T18" style:family="text">
      <style:text-properties officeooo:rsid="003c4d7b"/>
    </style:style>
    <style:style style:name="T19" style:family="text">
      <style:text-properties officeooo:rsid="003d78d6"/>
    </style:style>
    <style:style style:name="T20" style:family="text">
      <style:text-properties officeooo:rsid="004456c7"/>
    </style:style>
    <style:style style:name="T21" style:family="text">
      <style:text-properties officeooo:rsid="00455173"/>
    </style:style>
    <style:style style:name="T22" style:family="text">
      <style:text-properties fo:font-weight="normal" style:font-weight-asian="normal" style:font-weight-complex="normal"/>
    </style:style>
    <style:style style:name="T23" style:family="text">
      <style:text-properties fo:font-weight="normal" officeooo:rsid="001c16bf" style:font-weight-asian="normal" style:font-weight-complex="normal"/>
    </style:style>
    <style:style style:name="T24" style:family="text">
      <style:text-properties fo:font-weight="normal" officeooo:rsid="00257680" style:font-weight-asian="normal" style:font-weight-complex="normal"/>
    </style:style>
    <style:style style:name="T25" style:family="text">
      <style:text-properties fo:font-weight="normal" officeooo:rsid="0032f132" style:font-weight-asian="normal" style:font-weight-complex="normal"/>
    </style:style>
    <style:style style:name="T26" style:family="text">
      <style:text-properties fo:font-weight="normal" officeooo:rsid="005999cd" style:font-weight-asian="normal" style:font-weight-complex="normal"/>
    </style:style>
    <style:style style:name="T27" style:family="text">
      <style:text-properties fo:font-weight="normal" officeooo:rsid="00618b27" style:font-weight-asian="normal" style:font-weight-complex="normal"/>
    </style:style>
    <style:style style:name="T28" style:family="text">
      <style:text-properties fo:font-weight="normal" officeooo:rsid="0065c0dc" style:font-weight-asian="normal" style:font-weight-complex="normal"/>
    </style:style>
    <style:style style:name="T29" style:family="text">
      <style:text-properties fo:font-weight="normal" officeooo:rsid="006c9200" style:font-weight-asian="normal" style:font-weight-complex="normal"/>
    </style:style>
    <style:style style:name="T30" style:family="text">
      <style:text-properties fo:font-weight="normal" officeooo:rsid="006d7354" style:font-weight-asian="normal" style:font-weight-complex="normal"/>
    </style:style>
    <style:style style:name="T31" style:family="text">
      <style:text-properties officeooo:rsid="005263fa"/>
    </style:style>
    <style:style style:name="T32" style:family="text">
      <style:text-properties officeooo:rsid="0052dcca"/>
    </style:style>
    <style:style style:name="T33" style:family="text">
      <style:text-properties officeooo:rsid="0053199f"/>
    </style:style>
    <style:style style:name="T34" style:family="text">
      <style:text-properties officeooo:rsid="0053d585"/>
    </style:style>
    <style:style style:name="T35" style:family="text">
      <style:text-properties officeooo:rsid="0056d05c"/>
    </style:style>
    <style:style style:name="T36" style:family="text">
      <style:text-properties fo:font-style="italic" style:font-style-asian="italic" style:font-style-complex="italic"/>
    </style:style>
    <style:style style:name="T37" style:family="text">
      <style:text-properties fo:font-style="italic" officeooo:rsid="0056d05c" style:font-style-asian="italic" style:font-style-complex="italic"/>
    </style:style>
    <style:style style:name="T38" style:family="text">
      <style:text-properties fo:font-style="italic" officeooo:rsid="002577c9" style:font-style-asian="italic" style:font-style-complex="italic"/>
    </style:style>
    <style:style style:name="T39" style:family="text">
      <style:text-properties fo:font-style="italic" officeooo:rsid="00300f42" style:font-style-asian="italic" style:font-style-complex="italic"/>
    </style:style>
    <style:style style:name="T40" style:family="text">
      <style:text-properties fo:font-style="italic" officeooo:rsid="003df72b" style:font-style-asian="italic" style:font-style-complex="italic"/>
    </style:style>
    <style:style style:name="T41" style:family="text">
      <style:text-properties fo:font-style="italic" officeooo:rsid="004442b0" style:font-style-asian="italic" style:font-style-complex="italic"/>
    </style:style>
    <style:style style:name="T42" style:family="text">
      <style:text-properties fo:font-style="italic" officeooo:rsid="0057bea7" style:font-style-asian="italic" style:font-style-complex="italic"/>
    </style:style>
    <style:style style:name="T43" style:family="text">
      <style:text-properties fo:font-style="italic" officeooo:rsid="006c9200"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6fe51" style:font-style-asian="italic" style:font-weight-asian="normal" style:font-style-complex="italic" style:font-weight-complex="normal"/>
    </style:style>
    <style:style style:name="T46" style:family="text">
      <style:text-properties fo:font-style="italic" fo:font-weight="normal" officeooo:rsid="0017611f" style:font-style-asian="italic" style:font-weight-asian="normal" style:font-style-complex="italic" style:font-weight-complex="normal"/>
    </style:style>
    <style:style style:name="T47" style:family="text">
      <style:text-properties fo:font-style="italic" fo:font-weight="normal" officeooo:rsid="00298a2b" style:font-style-asian="italic" style:font-weight-asian="normal" style:font-style-complex="italic" style:font-weight-complex="normal"/>
    </style:style>
    <style:style style:name="T48" style:family="text">
      <style:text-properties fo:font-style="italic" fo:font-weight="normal" officeooo:rsid="0032f132" style:font-style-asian="italic" style:font-weight-asian="normal" style:font-style-complex="italic" style:font-weight-complex="normal"/>
    </style:style>
    <style:style style:name="T49" style:family="text">
      <style:text-properties fo:font-style="italic" fo:font-weight="normal" officeooo:rsid="005999cd" style:font-style-asian="italic" style:font-weight-asian="normal" style:font-style-complex="italic" style:font-weight-complex="normal"/>
    </style:style>
    <style:style style:name="T50" style:family="text">
      <style:text-properties fo:font-style="italic" fo:font-weight="normal" officeooo:rsid="0060ffbf" style:font-style-asian="italic" style:font-weight-asian="normal" style:font-style-complex="italic" style:font-weight-complex="normal"/>
    </style:style>
    <style:style style:name="T51" style:family="text">
      <style:text-properties fo:font-style="italic" fo:font-weight="normal" officeooo:rsid="006960f3" style:font-style-asian="italic" style:font-weight-asian="normal" style:font-style-complex="italic" style:font-weight-complex="normal"/>
    </style:style>
    <style:style style:name="T52" style:family="text">
      <style:text-properties fo:font-style="italic" fo:font-weight="normal" officeooo:rsid="00618b27" style:font-style-asian="italic" style:font-weight-asian="normal" style:font-style-complex="italic"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016fe51" style:font-style-asian="italic" style:font-weight-asian="bold" style:font-style-complex="italic" style:font-weight-complex="bold"/>
    </style:style>
    <style:style style:name="T55" style:family="text">
      <style:text-properties officeooo:rsid="0056e717"/>
    </style:style>
    <style:style style:name="T56" style:family="text">
      <style:text-properties officeooo:rsid="0057d3c0"/>
    </style:style>
    <style:style style:name="T57" style:family="text">
      <style:text-properties officeooo:rsid="007051a9"/>
    </style:style>
    <style:style style:name="T58" style:family="text">
      <style:text-properties officeooo:rsid="00711a5f"/>
    </style:style>
    <style:style style:name="T59" style:family="text">
      <style:text-properties officeooo:rsid="006fdcc2"/>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16fe51" style:font-style-asian="normal" style:font-weight-asian="normal" style:font-style-complex="normal" style:font-weight-complex="normal"/>
    </style:style>
    <style:style style:name="T62" style:family="text">
      <style:text-properties fo:font-style="normal" fo:font-weight="normal" officeooo:rsid="0017611f" style:font-style-asian="normal" style:font-weight-asian="normal" style:font-style-complex="normal" style:font-weight-complex="normal"/>
    </style:style>
    <style:style style:name="T63" style:family="text">
      <style:text-properties fo:font-style="normal" fo:font-weight="normal" officeooo:rsid="001ae8d0" style:font-style-asian="normal" style:font-weight-asian="normal" style:font-style-complex="normal" style:font-weight-complex="normal"/>
    </style:style>
    <style:style style:name="T64" style:family="text">
      <style:text-properties fo:font-style="normal" fo:font-weight="normal" officeooo:rsid="001c16bf" style:font-style-asian="normal" style:font-weight-asian="normal" style:font-style-complex="normal" style:font-weight-complex="normal"/>
    </style:style>
    <style:style style:name="T65" style:family="text">
      <style:text-properties fo:font-style="normal" fo:font-weight="normal" officeooo:rsid="0028e5d9" style:font-style-asian="normal" style:font-weight-asian="normal" style:font-style-complex="normal" style:font-weight-complex="normal"/>
    </style:style>
    <style:style style:name="T66" style:family="text">
      <style:text-properties fo:font-style="normal" fo:font-weight="normal" officeooo:rsid="002577c9" style:font-style-asian="normal" style:font-weight-asian="normal" style:font-style-complex="normal" style:font-weight-complex="normal"/>
    </style:style>
    <style:style style:name="T67" style:family="text">
      <style:text-properties fo:font-style="normal" fo:font-weight="normal" officeooo:rsid="00298a2b" style:font-style-asian="normal" style:font-weight-asian="normal" style:font-style-complex="normal" style:font-weight-complex="normal"/>
    </style:style>
    <style:style style:name="T68" style:family="text">
      <style:text-properties fo:font-style="normal" fo:font-weight="normal" officeooo:rsid="0032f132" style:font-style-asian="normal" style:font-weight-asian="normal" style:font-style-complex="normal" style:font-weight-complex="normal"/>
    </style:style>
    <style:style style:name="T69" style:family="text">
      <style:text-properties fo:font-style="normal" fo:font-weight="normal" officeooo:rsid="003889c2" style:font-style-asian="normal" style:font-weight-asian="normal" style:font-style-complex="normal" style:font-weight-complex="normal"/>
    </style:style>
    <style:style style:name="T70" style:family="text">
      <style:text-properties fo:font-style="normal" fo:font-weight="normal" officeooo:rsid="005999cd" style:font-style-asian="normal" style:font-weight-asian="normal" style:font-style-complex="normal" style:font-weight-complex="normal"/>
    </style:style>
    <style:style style:name="T71" style:family="text">
      <style:text-properties fo:font-style="normal" fo:font-weight="normal" officeooo:rsid="0060ffbf" style:font-style-asian="normal" style:font-weight-asian="normal" style:font-style-complex="normal" style:font-weight-complex="normal"/>
    </style:style>
    <style:style style:name="T72" style:family="text">
      <style:text-properties fo:font-style="normal" fo:font-weight="normal" officeooo:rsid="005e10c1" style:font-style-asian="normal" style:font-weight-asian="normal" style:font-style-complex="normal" style:font-weight-complex="normal"/>
    </style:style>
    <style:style style:name="T73" style:family="text">
      <style:text-properties fo:font-style="normal" fo:font-weight="normal" officeooo:rsid="005e6315" style:font-style-asian="normal" style:font-weight-asian="normal" style:font-style-complex="normal" style:font-weight-complex="normal"/>
    </style:style>
    <style:style style:name="T74" style:family="text">
      <style:text-properties fo:font-style="normal" fo:font-weight="normal" officeooo:rsid="006960f3" style:font-style-asian="normal" style:font-weight-asian="normal" style:font-style-complex="normal" style:font-weight-complex="normal"/>
    </style:style>
    <style:style style:name="T75" style:family="text">
      <style:text-properties fo:font-style="normal" fo:font-weight="normal" officeooo:rsid="0069ce57"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16fe51" style:font-style-asian="normal" style:font-style-complex="normal"/>
    </style:style>
    <style:style style:name="T78" style:family="text">
      <style:text-properties fo:font-style="normal" officeooo:rsid="002577c9" style:font-style-asian="normal" style:font-style-complex="normal"/>
    </style:style>
    <style:style style:name="T79" style:family="text">
      <style:text-properties fo:font-style="normal" officeooo:rsid="00300f42" style:font-style-asian="normal" style:font-style-complex="normal"/>
    </style:style>
    <style:style style:name="T80" style:family="text">
      <style:text-properties fo:font-style="normal" officeooo:rsid="003a962a" style:font-style-asian="normal" style:font-style-complex="normal"/>
    </style:style>
    <style:style style:name="T81" style:family="text">
      <style:text-properties fo:font-style="normal" officeooo:rsid="003b84c1" style:font-style-asian="normal" style:font-style-complex="normal"/>
    </style:style>
    <style:style style:name="T82" style:family="text">
      <style:text-properties fo:font-style="normal" officeooo:rsid="003df72b" style:font-style-asian="normal" style:font-style-complex="normal"/>
    </style:style>
    <style:style style:name="T83" style:family="text">
      <style:text-properties fo:font-style="normal" officeooo:rsid="004442b0" style:font-style-asian="normal" style:font-style-complex="normal"/>
    </style:style>
    <style:style style:name="T84" style:family="text">
      <style:text-properties fo:font-style="normal" officeooo:rsid="004ad016" style:font-style-asian="normal" style:font-style-complex="normal"/>
    </style:style>
    <style:style style:name="T85" style:family="text">
      <style:text-properties fo:font-style="normal" officeooo:rsid="0052f85b" style:font-style-asian="normal" style:font-style-complex="normal"/>
    </style:style>
    <style:style style:name="T86" style:family="text">
      <style:text-properties fo:font-style="normal" officeooo:rsid="006c9200" style:font-style-asian="normal" style:font-style-complex="normal"/>
    </style:style>
    <style:style style:name="T87" style:family="text">
      <style:text-properties fo:font-style="normal" officeooo:rsid="006d46d6" style:font-style-asian="normal" style:font-style-complex="normal"/>
    </style:style>
    <style:style style:name="T88" style:family="text">
      <style:text-properties fo:font-style="normal" officeooo:rsid="006e1261"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0298a2b" style:font-style-asian="normal" style:font-weight-asian="bold" style:font-style-complex="normal" style:font-weight-complex="bold"/>
    </style:style>
    <style:style style:name="T91" style:family="text">
      <style:text-properties fo:font-style="normal" fo:font-weight="bold" officeooo:rsid="0032f132" style:font-style-asian="normal" style:font-weight-asian="bold" style:font-style-complex="normal" style:font-weight-complex="bold"/>
    </style:style>
    <style:style style:name="T92" style:family="text">
      <style:text-properties fo:font-style="normal" fo:font-weight="bold" officeooo:rsid="004ad016" style:font-style-asian="normal" style:font-weight-asian="bold" style:font-style-complex="normal" style:font-weight-complex="bold"/>
    </style:style>
    <style:style style:name="T93" style:family="text">
      <style:text-properties fo:font-style="normal" fo:font-weight="bold" officeooo:rsid="0060ffbf" style:font-style-asian="normal" style:font-weight-asian="bold" style:font-style-complex="normal" style:font-weight-complex="bold"/>
    </style:style>
    <style:style style:name="T94" style:family="text">
      <style:text-properties fo:font-style="normal" fo:font-weight="bold" officeooo:rsid="005e10c1" style:font-style-asian="normal" style:font-weight-asian="bold" style:font-style-complex="normal" style:font-weight-complex="bold"/>
    </style:style>
    <style:style style:name="T95" style:family="text">
      <style:text-properties fo:font-style="normal" fo:font-weight="bold" officeooo:rsid="006960f3" style:font-style-asian="normal" style:font-weight-asian="bold" style:font-style-complex="normal" style:font-weight-complex="bold"/>
    </style:style>
    <style:style style:name="T96" style:family="text">
      <style:text-properties fo:font-style="normal" fo:font-weight="bold" officeooo:rsid="006c9200" style:font-style-asian="normal" style:font-weight-asian="bold" style:font-style-complex="normal" style:font-weight-complex="bold"/>
    </style:style>
    <style:style style:name="T97" style:family="text">
      <style:text-properties fo:font-style="normal" officeooo:rsid="000467b1" style:font-size-asian="14pt" style:font-style-asian="normal" style:font-style-complex="normal"/>
    </style:style>
    <style:style style:name="T98" style:family="text">
      <style:text-properties fo:font-style="normal" officeooo:rsid="0057d3c0" style:font-size-asian="14pt" style:font-style-asian="normal" style:font-style-complex="normal"/>
    </style:style>
    <style:style style:name="T99" style:family="text">
      <style:text-properties fo:font-style="normal" officeooo:rsid="000fc15e" style:font-size-asian="14pt" style:font-style-asian="normal" style:font-style-complex="normal"/>
    </style:style>
    <style:style style:name="T100" style:family="text">
      <style:text-properties fo:font-style="normal" officeooo:rsid="0056e717" style:font-size-asian="14pt" style:font-style-asian="normal" style:font-style-complex="normal"/>
    </style:style>
    <style:style style:name="T101" style:family="text">
      <style:text-properties officeooo:rsid="001f9826"/>
    </style:style>
    <style:style style:name="T102" style:family="text">
      <style:text-properties officeooo:rsid="0016fe51"/>
    </style:style>
    <style:style style:name="T103" style:family="text">
      <style:text-properties officeooo:rsid="0023c340"/>
    </style:style>
    <style:style style:name="T104" style:family="text">
      <style:text-properties officeooo:rsid="002577c9"/>
    </style:style>
    <style:style style:name="T105" style:family="text">
      <style:text-properties officeooo:rsid="002b2a05"/>
    </style:style>
    <style:style style:name="T106" style:family="text">
      <style:text-properties officeooo:rsid="00298a2b"/>
    </style:style>
    <style:style style:name="T107" style:family="text">
      <style:text-properties officeooo:rsid="00300f42"/>
    </style:style>
    <style:style style:name="T108" style:family="text">
      <style:text-properties officeooo:rsid="003b84c1"/>
    </style:style>
    <style:style style:name="T109" style:family="text">
      <style:text-properties officeooo:rsid="003cd007"/>
    </style:style>
    <style:style style:name="T110" style:family="text">
      <style:text-properties officeooo:rsid="003df72b"/>
    </style:style>
    <style:style style:name="T111" style:family="text">
      <style:text-properties officeooo:rsid="003fc4be"/>
    </style:style>
    <style:style style:name="T112" style:family="text">
      <style:text-properties officeooo:rsid="0040ca45"/>
    </style:style>
    <style:style style:name="T113" style:family="text">
      <style:text-properties style:font-name="Liberation Mono" fo:font-style="normal" style:font-style-asian="normal" style:font-style-complex="normal"/>
    </style:style>
    <style:style style:name="T114" style:family="text">
      <style:text-properties style:font-name="Liberation Mono" fo:font-style="normal" officeooo:rsid="0015af69" style:font-style-asian="normal" style:font-style-complex="normal"/>
    </style:style>
    <style:style style:name="T115" style:family="text">
      <style:text-properties officeooo:rsid="00423ae4"/>
    </style:style>
    <style:style style:name="T116" style:family="text">
      <style:text-properties officeooo:rsid="004442b0"/>
    </style:style>
    <style:style style:name="T117" style:family="text">
      <style:text-properties officeooo:rsid="004aefea"/>
    </style:style>
    <style:style style:name="T118" style:family="text">
      <style:text-properties officeooo:rsid="004b7c1d"/>
    </style:style>
    <style:style style:name="T119" style:family="text">
      <style:text-properties officeooo:rsid="004ad016"/>
    </style:style>
    <style:style style:name="T120" style:family="text">
      <style:text-properties officeooo:rsid="004d180f"/>
    </style:style>
    <style:style style:name="T121" style:family="text">
      <style:text-properties officeooo:rsid="004da1d1"/>
    </style:style>
    <style:style style:name="T122" style:family="text">
      <style:text-properties officeooo:rsid="004ddac2"/>
    </style:style>
    <style:style style:name="T123" style:family="text">
      <style:text-properties officeooo:rsid="00551d09"/>
    </style:style>
    <style:style style:name="T124" style:family="text">
      <style:text-properties officeooo:rsid="0055b62e"/>
    </style:style>
    <style:style style:name="T125" style:family="text">
      <style:text-properties officeooo:rsid="0055e78b"/>
    </style:style>
    <style:style style:name="T126" style:family="text">
      <style:text-properties officeooo:rsid="00577118"/>
    </style:style>
    <style:style style:name="T127" style:family="text">
      <style:text-properties officeooo:rsid="0057b6e8"/>
    </style:style>
    <style:style style:name="T128" style:family="text">
      <style:text-properties officeooo:rsid="0058a924"/>
    </style:style>
    <style:style style:name="T129" style:family="text">
      <style:text-properties officeooo:rsid="00602756"/>
    </style:style>
    <style:style style:name="T130" style:family="text">
      <style:text-properties officeooo:rsid="00614747"/>
    </style:style>
    <style:style style:name="T131" style:family="text">
      <style:text-properties officeooo:rsid="00618b27"/>
    </style:style>
    <style:style style:name="T132" style:family="text">
      <style:text-properties officeooo:rsid="0065c0dc"/>
    </style:style>
    <style:style style:name="T133" style:family="text">
      <style:text-properties officeooo:rsid="00688adb"/>
    </style:style>
    <style:style style:name="T134" style:family="text">
      <style:text-properties officeooo:rsid="006afc58"/>
    </style:style>
    <style:style style:name="T135" style:family="text">
      <style:text-properties officeooo:rsid="006c9200"/>
    </style:style>
    <style:style style:name="T136" style:family="text">
      <style:text-properties officeooo:rsid="006d7354"/>
    </style:style>
    <style:style style:name="T137" style:family="text">
      <style:text-properties officeooo:rsid="0095a16b"/>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043in" fo:text-indent="-0.25in" fo:margin-left="2.9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543in" fo:text-indent="-0.25in" fo:margin-left="3.1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31">RIASSUNTO </text:span>SLIDE CARPENTIERI</text:p>
      <text:p text:style-name="P11">(Nota: il materiale proviene principalmente dalle slide 2022-23, ma sono presenti aggiunte da quelle del 2020-21, che seguono fedelmente la sesta edizione; la presenza di paragrafi non richiesti è specificata <text:span text:style-name="T137">o semplicemente racchiusa da []</text:span>)</text:p>
      <text:p text:style-name="P17"/>
      <text:p text:style-name="P12"><text:span text:style-name="T55">Capitolo 1 [</text:span><text:span text:style-name="T56">con parti di l</text:span><text:span text:style-name="T2">ezione</text:span> 1-<text:span text:style-name="T56">2-3 delle 20-21</text:span><text:span text:style-name="T55">]</text:span></text:p>
      <text:p text:style-name="P1">Un sistema operativo <text:span text:style-name="T34">(SO)</text:span> è un insieme di programmi <text:span text:style-name="T32">(software) </text:span>che funge da intermediario tra un utente e gli elementi fisici di un calcolatore, <text:span text:style-name="T32">con lo scopo di gestirne gli elementi fisici (hardware) e </text:span>garantendone un uso efficiente.</text:p>
      <text:p text:style-name="P1">Serve ad eseguire programmi d'applicazione e rende più facile la risoluzione di problemi che gli utenti devono affrontare; <text:span text:style-name="T33">deve inoltre assicurare il corretto funzionamento del calcolatore.</text:span></text:p>
      <text:p text:style-name="P8"/>
      <text:p text:style-name="P1">In un sistema di calcolo troviamo:</text:p>
      <text:list xml:id="list3433759798" text:style-name="L1">
        <text:list-item>
          <text:p text:style-name="P19"><text:span text:style-name="T5">Hardware</text:span>, la parte che fornisce le risorse di calcolo fondamentali quali CPU, memoria, <text:span text:style-name="T33">dispositivi I/O, etc...</text:span>;</text:p>
        </text:list-item>
        <text:list-item>
          <text:p text:style-name="P19"><text:span text:style-name="T5">Sistema Operativo</text:span>, che controlla e coordina l'uso dei dispositivi;</text:p>
        </text:list-item>
        <text:list-item>
          <text:p text:style-name="P20"><text:span text:style-name="T5">Programmi</text:span> <text:span text:style-name="T6">applicativi</text:span>, che definiscono come sono usate le risorse per <text:span text:style-name="T33">i </text:span>risolvere problemi <text:span text:style-name="T33">degli utenti</text:span>;</text:p>
        </text:list-item>
        <text:list-item>
          <text:p text:style-name="P20"><text:span text:style-name="T5">Utenti</text:span>, cioè persone, macchine o altri calcolatori.</text:p>
        </text:list-item>
      </text:list>
      <text:p text:style-name="P1"/>
      <text:p text:style-name="P7">Gran parte della teoria dei SO si è concentrata sull'efficienza e nel tempo hardware e SO si sono influenzati vicendevolmente.</text:p>
      <text:p text:style-name="P1"/>
      <text:p text:style-name="P1">Un sistema operativo <text:span text:style-name="T35">è un programma che </text:span>si compone di diverse parti:</text:p>
      <text:list xml:id="list2646653405" text:style-name="L2">
        <text:list-item>
          <text:p text:style-name="P21"><text:span text:style-name="T5">Assegnatore</text:span> <text:span text:style-name="T35">(o </text:span><text:span text:style-name="T37">allocatore</text:span><text:span text:style-name="T35">) </text:span><text:span text:style-name="T7">d</text:span><text:span text:style-name="T5">i</text:span> <text:span text:style-name="T5">risorse</text:span>, che gestisce e assegna le risorse <text:span text:style-name="T35">in maniera efficiente ai programmi</text:span>;</text:p>
        </text:list-item>
        <text:list-item>
          <text:p text:style-name="P21"><text:span text:style-name="T5">Programma di controllo</text:span>, che gestisce l'esecuzione dei programmi utenti e le operazioni I/O <text:span text:style-name="T35">senza che vi siano usi impropri o errori</text:span>;</text:p>
        </text:list-item>
        <text:list-item>
          <text:p text:style-name="P73">Esecutore di funzioni comuni<text:span text:style-name="T22">, che esegue funzioni di utilità generale comuni ai diversi programmi (ad esempio la routine di I/O);</text:span></text:p>
        </text:list-item>
        <text:list-item>
          <text:p text:style-name="P21"><text:span text:style-name="T5">Nucleo</text:span> (o <text:span text:style-name="T36">Kernel</text:span>), il solo programma che funziona sempre nel calcolatore <text:span text:style-name="T35">(tutti gli altri sono considerati applicativi)</text:span>.</text:p>
        </text:list-item>
      </text:list>
      <text:p text:style-name="P88"/>
      <text:p text:style-name="P88">Al fine di evitare che i programmi utenti interferiscano con le opera<text:span text:style-name="T59">z</text:span>ioni proprie del sistema, l'architettura del calcolatore deve fornire meccanismi appropriati per assicurarne il corretto comportamento.</text:p>
      <text:p text:style-name="P1"/>
      <text:p text:style-name="P79">Un moderno calcolatore è composto da una CPU e da un certo numero di controllori di dispositivi, che sono connessi attraverso un canale di comunicazione comune (<text:span text:style-name="T53">bus</text:span>) che permette l’accesso alla memoria condivisa dal sistema.</text:p>
      <text:p text:style-name="P79">Ciascun controllore ha un buffer locale, <text:span text:style-name="T101">cioè una propria memoria interna, ed un insieme di registri specializzati</text:span> e si occupa di un particolare dispositivo fisico. <text:span text:style-name="T101">Il SO ha un driver per ciascuno di </text:span><text:soft-page-break/><text:span text:style-name="T101">essi in modo da potersi coordinare.</text:span></text:p>
      <text:p text:style-name="P78">L'avviamento del sistema richiede la presenza di uno specifico programma iniziale: il <text:span text:style-name="T5">bootstrap program </text:span><text:span text:style-name="T22">(o </text:span><text:span text:style-name="T44">programma di avviamento</text:span><text:span text:style-name="T60">) che è un segmento di ROM che si occupa di inizializzare i registri della CPU, i controllori e la memoria e di caricare in memoria il SO, avviandone l'esecuzione.</text:span></text:p>
      <text:p text:style-name="P78"><text:span text:style-name="T60"/></text:p>
      <text:p text:style-name="P79">La CPU sposta i dati tra la memoria principale e i buffer locali e riceve un segnale d'interruzione <text:span text:style-name="T102">(</text:span><text:span text:style-name="T54">interrupt</text:span><text:span text:style-name="T77">) dai controllori</text:span> quando un'operazione termina. <text:span text:style-name="T102">Tale segnale causa il trasferimento del controllo all'appropriata procedura di servizio in maniera rapida e poiché il loro numero è predefinito, la loro gestione avviene tramite una tabella di puntatori (</text:span><text:span text:style-name="T54">vettore delle interruzioni</text:span><text:span text:style-name="T77">). L'architettura di gestione deve inoltre salvare l'indirizzo dell'istruzione interrotta e disabilitare la possibilità di ulteriori interrozioni.</text:span></text:p>
      <text:p text:style-name="P80"><text:span text:style-name="T60">Un segnale d'eccezione (</text:span><text:span text:style-name="T53">trap</text:span><text:span text:style-name="T60">) </text:span><text:span text:style-name="T61">è un</text:span><text:span text:style-name="T45"> </text:span><text:span text:style-name="T46">interrupt software</text:span><text:span text:style-name="T62"> che</text:span><text:span text:style-name="T44"> </text:span><text:span text:style-name="T60">può essere causato da un e</text:span><text:span text:style-name="T62">rrore</text:span><text:span text:style-name="T60"> in un programma in esecuzione oppure da una richiesta </text:span><text:span text:style-name="T62">specifica dell'</text:span><text:span text:style-name="T60">utente.</text:span></text:p>
      <text:p text:style-name="P80"><text:span text:style-name="T60"/></text:p>
      <text:p text:style-name="P82">La memoria di un calcolatore si compone di diverse parti:</text:p>
      <text:list xml:id="list3004277979" text:style-name="L15">
        <text:list-item>
          <text:p text:style-name="P81">La <text:span text:style-name="T5">memoria centrale</text:span>, detta<text:span text:style-name="T60"> principale o volatile, è realizzata con una tecnologia basata sui semiconduttori detta dinamica ad accesso diretto (</text:span><text:span text:style-name="T89">DRAM</text:span><text:span text:style-name="T60">) ed è, assieme ai registri interni, l'unico dispositivo di memoria direttamente accessibile alla CPU.</text:span></text:p>
        </text:list-item>
        <text:list-item>
          <text:p text:style-name="P81"><text:span text:style-name="T60">La </text:span><text:span text:style-name="T89">memoria secondaria</text:span><text:span text:style-name="T60"> è un'estensione non volatile della memoria centrale, presenta grande capacità ed è realizzata con dischi magnetici, dischi ottici e nastri magnetici.</text:span></text:p>
        </text:list-item>
      </text:list>
      <text:p text:style-name="P35"/>
      <text:p text:style-name="P35">I componenti della memoria si possono organizzare gerarchicamente in base a velocità, costo e volatilità:</text:p>
      <text:p text:style-name="P83"><text:span text:style-name="T60">registri -&gt; memoria centrale -&gt; disco RAM -&gt; dischi magnetici -&gt; dischi ottici -&gt; nastri magnetici</text:span></text:p>
      <text:p text:style-name="P83"><text:span text:style-name="T60"/></text:p>
      <text:p text:style-name="P84"><text:span text:style-name="T60">Tra registri e memoria centrale si inserisce poi la memoria cache, una memoria ad alta velocità in cui si registrano dati recentemente usati e che si prevede saranno usati nuovamente a breve. </text:span><text:span text:style-name="T63">Quando si deve accedere ad una informazione si controlla se sia presente nella cache, altrimenti la si preleva dalla memoria centrale e la si copia lì. Questo process</text:span><text:span text:style-name="T64">o richiede una politica di </text:span><text:span text:style-name="T23">gestione della chace </text:span><text:span text:style-name="T64">e comporta la presenza di dati memorizzati simultaneamente in più di un livello, cosa che, soprattutto in sistemi time sharing o con più unità di elaborazione, porta alla nascita di problemi di </text:span><text:span text:style-name="T23">consistenza dei dati</text:span><text:span text:style-name="T64"> e </text:span><text:span text:style-name="T23">coerenza della cache.</text:span></text:p>
      <text:p text:style-name="P84"><text:span text:style-name="T23"/></text:p>
      <text:p text:style-name="P37">Per avviare un'operazione di I/O si seguono diversi step:</text:p>
      <text:list xml:id="list3271154027" text:style-name="L17">
        <text:list-item>
          <text:p text:style-name="P36">Il driver carica i registri del controllore;</text:p>
        </text:list-item>
        <text:list-item>
          <text:p text:style-name="P36">Il controllore ne esamina il contenuto e sceglie l'azione da intraprendere;</text:p>
        </text:list-item>
        <text:list-item>
          <text:p text:style-name="P36">Successivamente trasferisce i dati tra il dispositivo ed il suo buffer locale;</text:p>
        </text:list-item>
        <text:list-item>
          <text:p text:style-name="P36"><text:soft-page-break/>Poi informa il driver, tramite un'interruzione, di aver terminato l'operazione;</text:p>
        </text:list-item>
        <text:list-item>
          <text:p text:style-name="P38"><text:span text:style-name="T103">Infine passa il controllo al SO, restituendo i dati e/o delle informazioni di stato.</text:span></text:p>
        </text:list-item>
      </text:list>
      <text:p text:style-name="P39">Una volta iniziata l'operazione di I/O si hanno due strade:</text:p>
      <text:list xml:id="list4037700227" text:style-name="L18">
        <text:list-item>
          <text:p text:style-name="P40"><text:span text:style-name="T24">Nel caso di </text:span><text:span text:style-name="T12">I/O sincrono </text:span><text:span text:style-name="T24">si ha che il controllo ritorna al programma utente</text:span> solo dopo il completamento dell'operazione di I/O <text:span text:style-name="T104">e dunque è possibile eseguire al più una richiesta per volta. Per fermare il programma utente si può usare una chiamata al</text:span>l'istruzione &lt;<text:span text:style-name="T36">wait</text:span>&gt;, <text:span text:style-name="T104">che</text:span> sospende la CPU, altrimenti si può generare un ciclo di attesa <text:span text:style-name="T104">(</text:span><text:span text:style-name="T38">busy waiting</text:span><text:span text:style-name="T78">)</text:span>.</text:p>
        </text:list-item>
        <text:list-item>
          <text:p text:style-name="P85"><text:span text:style-name="T23">Nel caso di </text:span><text:span text:style-name="T11">I/O asincrono </text:span><text:span text:style-name="T23">il controllo viene restituito immediatamente al processo utente, senza attendere il completamento dell'operazione.</text:span></text:p>
        </text:list-item>
      </text:list>
      <text:p text:style-name="P1"/>
      <text:p text:style-name="P41">Il sistema tiene traccia delle varie richieste di I/O tramite una <text:span text:style-name="T36">tabella di stato dei dispositivi</text:span><text:span text:style-name="T60">, </text:span><text:span text:style-name="T65">che contiene un record per ciascun dispositivo di I/O indicante il tipo di dispositivo, il suo indirizzo ed il suo stato (disattivato, inattivo, occupato).</text:span></text:p>
      <text:p text:style-name="P42"><text:span text:style-name="T65">S</text:span><text:span text:style-name="T60">e un controllore invia un'interruzione per richiedere il servizio, il SO </text:span><text:span text:style-name="T66">individua il controllore del dispositivo che ha emesso il segnale, accede alla tabella di stato dei dispositivi e modifica l'elemento indicando l'occorrenza dell'interruzione.</text:span></text:p>
      <text:p text:style-name="P46"><text:span text:style-name="T67">L'</text:span><text:span text:style-name="T90">accesso diretto alla memoria </text:span><text:span text:style-name="T67">(</text:span><text:span text:style-name="T47">DMA</text:span><text:span text:style-name="T67">) viene usato per dispositivi di I/O molto veloci e consiste nel trasferimento, da parte del controllore, di un blocco di dati dal buffer del controllore alla memoria principale</text:span>, o viceversa, senza interventi della CPU, <text:span text:style-name="T105">che sarà libera di svolgere altri compiti,</text:span> e richiedendo una sola interruzione per blocco <text:span text:style-name="T106">trasferito</text:span>. <text:span text:style-name="T105">Alla fine il controllore DMA notifica alla CPU il completamento dell'I/O tramite interrupt.</text:span></text:p>
      <text:p text:style-name="P46"/>
      <text:p text:style-name="P43">Nelle <text:span text:style-name="T36">architetture a singolo processore</text:span> ci troviamo di fronte a sistemi che eseguono un set di istruzioni general-purpose e che spesso fanno ricorso anche a processori special purpose per gestire determinate azioni quali i processi di I/O. La comunicazione tra CPU e questi processori è opzionale.</text:p>
      <text:p text:style-name="P43"/>
      <text:p text:style-name="P44">I sistemi <text:span text:style-name="T107">dotati di più unità di elaborazione sono detti </text:span><text:span text:style-name="T39">sistemi multiprocessore</text:span><text:span text:style-name="T79"> o anche </text:span><text:span text:style-name="T39">sistemi paralleli</text:span><text:span text:style-name="T79">. I processori condividono la memoria ed un clock e comunicano, generalmente, attraverso la memoria condivisa. Presentano diversi vantaggi, come una maggiore produttività (</text:span><text:span text:style-name="T39">throughput</text:span><text:span text:style-name="T79">) ed una maggiore affidabilità, in quanto un guasto non blocca il sistema, ma lo rallenta soltanto.</text:span></text:p>
      <text:p text:style-name="P74"/>
      <text:p text:style-name="P45">Un concetto chiave è quello della <text:span text:style-name="T5">multiprogrammazione</text:span><text:span text:style-name="T22">, </text:span><text:span text:style-name="T25">che consente di aumentare la percentuale di utilizzo della CPU organizzando i lavori in modo tale da mantenerla continuamente attiva. Consiste nel mantenere in memoria centrale un </text:span><text:span text:style-name="T48">job pool</text:span><text:span text:style-name="T68">, cioè un sottinsieme dei job, selezionarne uno da eseguire </text:span><text:span text:style-name="T69">tra quelli disponibili </text:span><text:span text:style-name="T68">(</text:span><text:span text:style-name="T91">job scheduling</text:span><text:span text:style-name="T68">) e quando questi è in attesa, ad esempio di un'operazione di I/O, eseguirne un altro.</text:span></text:p>
      <text:p text:style-name="P89">La multielaborazione può avvenire sia in modo simmetrico (SMP) che <text:soft-page-break/>asimmetrico (AMP):</text:p>
      <text:list xml:id="list3102525715" text:style-name="L19">
        <text:list-item>
          <text:p text:style-name="P86">nel primo ogni unità esegue una copia del sistema operativo, consentendo di eseguire molti processi contemporaneamente;</text:p>
        </text:list-item>
        <text:list-item>
          <text:p text:style-name="P86">nel secondo viene assegnato un compito specifico a ciascuna unità da una unità principale.</text:p>
        </text:list-item>
      </text:list>
      <text:p text:style-name="P46"/>
      <text:p text:style-name="P51">Un altro concetto chiave è quello del <text:span text:style-name="T5">timesharing </text:span><text:span text:style-name="T22">(</text:span><text:span text:style-name="T44">multitasking</text:span><text:span text:style-name="T60">), che è un'estensione logica della multiprogrammazione e consiste nel far sì che la CPU commuti così frequentemente i job da dare agli utenti la possibilità di interagire con ciascun job mentre è in esecuzione.</text:span></text:p>
      <text:p text:style-name="P53"/>
      <text:p text:style-name="P52"><text:span text:style-name="T22">Se lo spazio di memorica non è sufficiente a contenere tutti i processi, allora si ricorre allo </text:span><text:span text:style-name="T5">swapping</text:span><text:span text:style-name="T22">, cioè si trasferiscono alcuni processi alla memoria di massa temporaneamente per poi riportarli alla centrale successivamente in modo da eseguirli.</text:span></text:p>
      <text:p text:style-name="P52"><text:span text:style-name="T22">A separare la memoria fisica da quella logica c'è la </text:span><text:span text:style-name="T5">memoria virtuale</text:span><text:span text:style-name="T22">, che permette l'esecuzione di processi che non sono completamente in memoria.</text:span></text:p>
      <text:p text:style-name="P53"/>
      <text:p text:style-name="P53">Un moderno sistema operativo è detto <text:span text:style-name="T36">guidato dalle interruzioni</text:span> o <text:span text:style-name="T36">interrupt driven</text:span><text:span text:style-name="T76">: </text:span><text:span text:style-name="T80">in assenza di processi da eseguire, dispositivi di I/O da servire o utenti con cui interagire, il SO resta inattivo e in arresa. </text:span><text:span text:style-name="T81">Quando invece avviene un'interruzione </text:span>il sistema operativo memorizza <text:span text:style-name="T108">lo stato di registri e contatore di programma e poi si occupa di servire l'interruzione. </text:span><text:span text:style-name="T109">Dopo averne determinato il tipo, segmenti </text:span>diversi di codice determinano le azioni da intraprendere. <text:span text:style-name="T109">Per concludere, il SO ripristina lo stato della CPU e del contatore di programma originali.</text:span></text:p>
      <text:p text:style-name="P48"/>
      <text:p text:style-name="P48">È necessario garantire la protezione per qualsiasi risorsa condivisibile del sistema e l'architettura deve perciò supportare almeno due distinti <text:span text:style-name="T36">modi </text:span><text:span text:style-name="T76">di funzionamento:</text:span></text:p>
      <text:list xml:id="list3825034287" text:style-name="L20">
        <text:list-item>
          <text:p text:style-name="P47"><text:span text:style-name="T89">Modo d'utente</text:span><text:span text:style-name="T76"> (</text:span><text:span text:style-name="T36">User mode</text:span><text:span text:style-name="T76">), in cui avviene l'esecuzione dei programmi utente. Dal punto di vista dell'hardware vuol dire che il </text:span><text:span text:style-name="T36">bit di modo </text:span><text:span text:style-name="T76">è uguale ad 1;</text:span></text:p>
        </text:list-item>
        <text:list-item>
          <text:p text:style-name="P47"><text:span text:style-name="T89">Modo</text:span><text:span text:style-name="T76"> </text:span><text:span text:style-name="T89">di</text:span><text:span text:style-name="T76"> </text:span><text:span text:style-name="T89">sistema</text:span><text:span text:style-name="T76"> (</text:span><text:span text:style-name="T36">Monitor/System mode </text:span><text:span text:style-name="T76">o ancora </text:span><text:span text:style-name="T36">Kernel mode</text:span><text:span text:style-name="T76">), in cui avviene l'esecuzione delle chiamate e dei programmi di sistema. Dal punto di vista dell'hardware vuol dire che il </text:span><text:span text:style-name="T36">bit di modo </text:span><text:span text:style-name="T76">è uguale a 0.</text:span></text:p>
        </text:list-item>
      </text:list>
      <text:p text:style-name="P53"/>
      <text:p text:style-name="P48">Le <text:span text:style-name="T36">istruzioni privilegiate</text:span><text:span text:style-name="T76"> possono essere date solo in modo di sistema.</text:span></text:p>
      <text:p text:style-name="P48"><text:span text:style-name="T76">L'utente, per richiedere un servizio al SO, usa una </text:span><text:span text:style-name="T36">chiamata di funzione del sistema operativo</text:span><text:span text:style-name="T76">, detta anche </text:span><text:span text:style-name="T89">system call</text:span><text:span text:style-name="T60">, che viene gestita dal sistema tramite interrupt.</text:span></text:p>
      <text:p text:style-name="P48"><text:span text:style-name="T60"/></text:p>
      <text:p text:style-name="P56"><text:span text:style-name="T110">Un </text:span><text:span text:style-name="T40">processo di elaborazione </text:span><text:span text:style-name="T82">si può considerare come un "programma in esecuzione", ma ci sono alcune differenze tra i due, poiché un programma è un'entità passiva, come il contenuto di un file, mentre un processo è un'entità attiva, con un contatore di programma.</text:span></text:p>
      <text:p text:style-name="P56">Un <text:span text:style-name="T5">processo</text:span> richiede varie risorse, tra cui tempo di CPU, memoria <text:soft-page-break/><text:span text:style-name="T110">e accesso a</text:span> file e dispositivi di I/O. Il S<text:span text:style-name="T110">O</text:span> crea e cancella processi utenti e di sistema, li sospende, li ripristina e fornisce meccanismi per sincronizzarli, per metterli in comunicazione <text:span text:style-name="T57">e per gestire gli stalli.</text:span></text:p>
      <text:p text:style-name="P56"/>
      <text:p text:style-name="P56">La <text:span text:style-name="T5">memoria</text:span> è un vastissimo vettore di dati contenente <text:span text:style-name="T111">tra le centinaia di migliaia ed i miliardi di parole</text:span>, ciascuna dotata del proprio indirizzo, ed è condivisa da CPU e dispositivi di I/O. <text:span text:style-name="T112">La memoria centrale è</text:span> velocemente accessibile e volatile, cioè perde informazioni in caso di guasti <text:span text:style-name="T112">o mancata alimentazione</text:span>.</text:p>
      <text:p text:style-name="P56">Il SO tiene traccia di quali parti sono occupate e da cosa, decide quali processi caricarvi e <text:span text:style-name="T58">può </text:span>assegna<text:span text:style-name="T58">re</text:span> e revoca<text:span text:style-name="T58">re</text:span> spazio a seconda delle necessità.</text:p>
      <text:p text:style-name="P54">Per quanto riguarda la <text:span text:style-name="T36">memorizzazione secondaria</text:span><text:span text:style-name="T76">, il SO è responsabile della </text:span><text:span text:style-name="T114">gesti</text:span><text:span text:style-name="T113">on</text:span><text:span text:style-name="T114">e </text:span><text:span text:style-name="T113">e dell'</text:span><text:span text:style-name="T114">assegna</text:span><text:span text:style-name="T113">zione</text:span><text:span text:style-name="T114"> </text:span><text:span text:style-name="T113">del</text:span><text:span text:style-name="T114">lo spazio e si occupa dello scheduling del disco.</text:span></text:p>
      <text:p text:style-name="P56"/>
      <text:p text:style-name="P56">Un <text:span text:style-name="T5">file</text:span> è una raccolta di informazioni correlate definite da un creatore e rappresentano, comunemente, programmi (sia sorgente che oggetto) e dati. <text:span text:style-name="T115">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56">Il SO crea e cancella file e directory, fornisce le funzioni fondamentali per la gestione di questi, associa file a dispositivi di memoria secondaria e crea backup su dispositivi non volatili.</text:p>
      <text:p text:style-name="P56"/>
      <text:p text:style-name="P55">Uno degli scopi del SO è nascondere all'utente le caratteristiche degli specifici dispositivi.</text:p>
      <text:p text:style-name="P56"><text:span text:style-name="T116">Un</text:span> <text:span text:style-name="T13">sotto</text:span><text:span text:style-name="T5">sistema di I/O</text:span> è composto dai driver per gli specifici dispositivi, un'interfaccia generale per essi <text:span text:style-name="T116">ed una componente di gestione della memoria, che a sua volta comprende la gestione delle regioni riservate ai trasferimenti di I/O (</text:span><text:span text:style-name="T41">buffer</text:span><text:span text:style-name="T116">), della cache e della gestione </text:span><text:span text:style-name="T41">asincrona</text:span><text:span text:style-name="T83"> delle operazioni di I/O e dell'esecuzione di più processi (</text:span><text:span text:style-name="T41">spooling</text:span><text:span text:style-name="T83">)</text:span>.</text:p>
      <text:p text:style-name="P56">Tutte le istruzioni I/O sono istruzioni privilegiate, dunque è necessario evitare che l'utente possa ottenere il controllo del calcolatore quando questo è nel modo di sistema.</text:p>
      <text:p text:style-name="P49"><text:span text:style-name="T60"/></text:p>
      <text:p text:style-name="P58">La protezione della memoria <text:span text:style-name="T117">va effettuata </text:span>in quanto vanno garantite quella per il vettore delle interruzioni e per le relative procedure di servizio. Viene realizzata con due registri, <text:span text:style-name="T118">che determinano il range di indirizzi legali a cui accedere</text:span>: quello di <text:span text:style-name="T36">base</text:span> <text:span text:style-name="T119">(</text:span><text:span text:style-name="T14">base register</text:span><text:span text:style-name="T119">) </text:span>indica il più basso indirizzo <text:span text:style-name="T118">dlla memoria fisica </text:span>a cui il programma può accedere, mentre quello di <text:span text:style-name="T36">limite</text:span><text:span text:style-name="T76"> </text:span><text:span text:style-name="T84">(</text:span><text:span text:style-name="T92">limit register</text:span><text:span text:style-name="T84">)</text:span><text:span text:style-name="T76"> </text:span>indica la dimensione dell'intervallo. Le aree al di fuori dell'intervallo sono protette <text:span text:style-name="T118">e dunque non accessibili al programma</text:span>.</text:p>
      <text:p text:style-name="P58"/>
      <text:p text:style-name="P58">Funzionando nel modo di sistema, il <text:span text:style-name="T120">SO</text:span> <text:span text:style-name="T120">può</text:span> accedere sia alla memoria ad esso riservata che a quella riservata agli utenti, <text:span text:style-name="T120">per cui le istruzioni di caricamento dei registri di base e di limite </text:span><text:soft-page-break/><text:span text:style-name="T120">devono essere istruzioni privilegiate.</text:span></text:p>
      <text:p text:style-name="P58"/>
      <text:p text:style-name="P58"><text:span text:style-name="T121">C'è bisogno di proteggere la CPU per impedire che un programma utente entri in un ciclo infinito senza più restituire il controllo. </text:span>Per <text:span text:style-name="T121">farlo </text:span>viene usato il <text:span text:style-name="T5">temporizzatore</text:span> (<text:span text:style-name="T36">timer</text:span>), che invia un segnale d'interruzione alla CPU periodicamente, in modo che sia sempre il sistema operativo ad avere il controllo. <text:span text:style-name="T122">Ad ogni ciclo di clock il timer viene decrementato e quando raggiunge lo 0 viene generato un interrupt.</text:span></text:p>
      <text:p text:style-name="P57">Il caricamento del timer è un'istruzione privilegiata.</text:p>
      <text:p text:style-name="P50"><text:span text:style-name="T60">Sono usati inoltre per realizzare la partizione del tempo d'elaborazione e il calcolo dell'ora corrente.</text:span></text:p>
      <text:p text:style-name="P50"><text:span text:style-name="T60"/></text:p>
      <text:p text:style-name="P87"><text:span text:style-name="T76">Capitolo 2 [</text:span><text:span text:style-name="T98">con parti di l</text:span><text:span text:style-name="T99">ezione</text:span><text:span text:style-name="T97"> 1-</text:span><text:span text:style-name="T98">2-3 delle 20-21</text:span><text:span text:style-name="T100">]</text:span></text:p>
      <text:p text:style-name="P50"><text:span text:style-name="T60"/></text:p>
      <text:p text:style-name="P63">Un SO offre un ambiente in <text:span text:style-name="T123">grado di agevolare la programmazione e tra le classi di servizi offerti più comuni troviamo:</text:span></text:p>
      <text:list xml:id="list428428649" text:style-name="L21">
        <text:list-item>
          <text:p text:style-name="P75">Interfaccia a riga di comando <text:span text:style-name="T76">(</text:span><text:span text:style-name="T89">CLI</text:span><text:span text:style-name="T76">), basata su stringhe che codificano i comandi, insieme ad un metodo per inserirli e modificarli;</text:span></text:p>
        </text:list-item>
        <text:list-item>
          <text:p text:style-name="P75">Interfaccia a lotti<text:span text:style-name="T76">, </text:span><text:span text:style-name="T85">dove </text:span><text:span text:style-name="T76">comandi </text:span><text:span text:style-name="T85">e relative direttive sono codificati nei file ed eseguiti successivamente a lotti;</text:span></text:p>
        </text:list-item>
        <text:list-item>
          <text:p text:style-name="P76">Interfaccia grafica con l'utente <text:span text:style-name="T76">(</text:span><text:span text:style-name="T89">GUI</text:span><text:span text:style-name="T76">), un sistema grafico a finestre dotato di un dispositivo puntatore (mouse ad esempio).</text:span></text:p>
        </text:list-item>
      </text:list>
      <text:p text:style-name="P58"/>
      <text:p text:style-name="P58">Il <text:span text:style-name="T123">SO</text:span> mette a disposizione una serie di funzionalità, tra cui:</text:p>
      <text:list xml:id="list3256368466" text:style-name="L22">
        <text:list-item>
          <text:p text:style-name="P64"><text:span text:style-name="T36">Esecuzione di un programma</text:span>: capacità di caricare ed eseguire un programma;</text:p>
        </text:list-item>
        <text:list-item>
          <text:p text:style-name="P64"><text:span text:style-name="T36">Operazioni di I/O</text:span>: poiché i programmi utenti non possono eseguirli direttamente;</text:p>
        </text:list-item>
        <text:list-item>
          <text:p text:style-name="P64"><text:span text:style-name="T36">Gestione del file system</text:span>: capacità di creare, scrivere, leggere e cancellare file;</text:p>
        </text:list-item>
        <text:list-item>
          <text:p text:style-name="P64"><text:span text:style-name="T36">Comunicazioni</text:span>: scambio di informazioni <text:span text:style-name="T124">tra processi in esecuzione</text:span> tramite memoria condivisa <text:span text:style-name="T124">o</text:span> scambio di messaggi;</text:p>
        </text:list-item>
        <text:list-item>
          <text:p text:style-name="P64"><text:span text:style-name="T36">Rilevamento di errori</text:span>: capacità di rilevare eventuali errori in CPU, <text:span text:style-name="T125">memoria, I/O</text:span> <text:span text:style-name="T125">o</text:span> programmi <text:span text:style-name="T125">utente</text:span>;</text:p>
        </text:list-item>
        <text:list-item>
          <text:p text:style-name="P64"><text:span text:style-name="T36">Assegnazione delle risorse</text:span>: provvede ad <text:span text:style-name="T126">allocare</text:span> le risorse necessarie a<text:span text:style-name="T127">gli utenti ed ai processi</text:span> <text:span text:style-name="T127">concorrenti</text:span>;</text:p>
        </text:list-item>
        <text:list-item>
          <text:p text:style-name="P64"><text:span text:style-name="T36">Contabilizzazione dell'uso delle risorse</text:span>: registrazione di quante e quali risorse vengono usate da ciascun utente;</text:p>
        </text:list-item>
        <text:list-item>
          <text:p text:style-name="P64"><text:span text:style-name="T36">Protezione </text:span><text:span text:style-name="T42">e sicurezza</text:span>: assicura che l'accesso alle risorse del sistema sia controllato, <text:span text:style-name="T128">identificando l'utente</text:span>.</text:p>
        </text:list-item>
      </text:list>
      <text:p text:style-name="P58"/>
      <text:p text:style-name="P59">Le <text:span text:style-name="T5">CLI</text:span><text:span text:style-name="T22"> permettono l'invio diretto di comandi </text:span><text:span text:style-name="T26">e se sono presenti molteplici interpreti, questi vengono definiti </text:span><text:span text:style-name="T15">shell</text:span><text:span text:style-name="T26">. La funzione dell'interprete è quella di prelevare ed eseguire il prossimo comando impartito dall'utente. A volte i comandi sono </text:span><text:span text:style-name="T49">built-in</text:span><text:span text:style-name="T70">, cioè implementati nel kernel, altre volte sono semplici nomi di programmi speciali di sistema che vengono eseguiti e con questo approccio è possibile aggiungere caratteristiche senza modificare la shell.</text:span></text:p>
      <text:p text:style-name="P59"><text:span text:style-name="T70"/></text:p>
      <text:p text:style-name="P65"><text:soft-page-break/><text:span text:style-name="T70">L</text:span><text:span text:style-name="T60">e GUI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44">Windows</text:span><text:span text:style-name="T60"> le offre entrambe, </text:span><text:span text:style-name="T44">Apple</text:span><text:span text:style-name="T60"> offre una GUI che poggia su un kernel UNIX e mette a disposizione la shell UNIX e </text:span><text:span text:style-name="T44">Solaris </text:span><text:span text:style-name="T60">offre una CLI ed opzionalmente una GUI.</text:span></text:p>
      <text:p text:style-name="P60"><text:span text:style-name="T70"/></text:p>
      <text:p text:style-name="P67"><text:span text:style-name="T70">Le </text:span><text:span text:style-name="T49">chiamate del sistema</text:span><text:span text:style-name="T70"> </text:span><text:span text:style-name="T72">(</text:span><text:span text:style-name="T94">system calls</text:span><text:span text:style-name="T72">) </text:span><text:span text:style-name="T70">costituiscono l'interfaccia tra un processo e il S.O. In genere sono disponibili in forma di istruzioni in linguaggio assemblativo, </text:span><text:span text:style-name="T72">ma in alcuni sistemi le chiamate possono essere invocate </text:span><text:span text:style-name="T73">tramite funzioni scritte in programmi</text:span><text:span text:style-name="T70"> </text:span><text:span text:style-name="T73">ad</text:span><text:span text:style-name="T70"> alto livello, </text:span><text:span text:style-name="T73">come C e C++</text:span><text:span text:style-name="T70">. </text:span><text:span text:style-name="T73">Tipicamente ad ogni chiamata è associato un numero, che fa da indice ad una tabella.</text:span></text:p>
      <text:p text:style-name="P67"><text:span text:style-name="T129">Spesso capita di dover fornire informazioni aggiuntive oltre all'identificativo della system call ed è possibile </text:span>passare parametri al SO tramite <text:span text:style-name="T129">diversi</text:span> metodi:</text:p>
      <text:list xml:id="list270849665" text:style-name="L4">
        <text:list-item>
          <text:p text:style-name="P22">Passare i parametri in registri;</text:p>
        </text:list-item>
        <text:list-item>
          <text:p text:style-name="P22">Memorizzare i parametri in una tabella, o blocco, <text:span text:style-name="T129">in memoria</text:span> e passar<text:span text:style-name="T129">n</text:span>e l'indirizzo <text:span text:style-name="T129">come parametro in un registro</text:span>;</text:p>
        </text:list-item>
        <text:list-item>
          <text:p text:style-name="P22">Collocare i <text:span text:style-name="T129">(push) i</text:span> parametri in una pila da cui il sistema può prelevarli <text:span text:style-name="T129">(pop)</text:span>.</text:p>
        </text:list-item>
      </text:list>
      <text:p text:style-name="P67"/>
      <text:p text:style-name="P66">I programmi applicativi accedono ai servizi del sistema principalmente tramite <text:span text:style-name="T5">API </text:span><text:span text:style-name="T22">(</text:span><text:span text:style-name="T44">Application Programming Interface</text:span><text:span text:style-name="T60">) pittosto che direttamente attraverso le system call, poiché questo favorisce la portabilità dei programmi e maschera i dettagli delle system call reali. Tra le più comuni troviavo la </text:span><text:span text:style-name="T44">Win32 API</text:span><text:span text:style-name="T60"> per Windows, la </text:span><text:span text:style-name="T44">POSIX API</text:span><text:span text:style-name="T60"> per i sistemi POSIX-based e la </text:span><text:span text:style-name="T44">Java API</text:span><text:span text:style-name="T60"> per la JVM. Per usare l'interfaccia il chiamante deve semplicemente seguire le specifiche dell'API, la quale invoca l'opportuna chiamata e restituisce stato e valore della chiamata stessa, e capire cosa il SO fa in seguito alla chiamata.</text:span></text:p>
      <text:p text:style-name="P67"/>
      <text:p text:style-name="P60"><text:span text:style-name="T71">I </text:span><text:span text:style-name="T93">programmi di sistema </text:span><text:span text:style-name="T71">(</text:span><text:span text:style-name="T50">system utilities</text:span><text:span text:style-name="T71">) offrono un ambiente per lo sviluppo e l'esecuzione dei programmi e possono essere divisi in: gestione e modifica dei file, informazioni di stato, ambienti di ausilio alla programmazione, caricamento ed esecuzione dei programmi, comunicazioni. </text:span><text:span text:style-name="T70">Per la maggior parte degli utenti, l'interfaccia col SO è definita dai programmi di sistema piuttosto che da chiamate.</text:span></text:p>
      <text:p text:style-name="P60"><text:span text:style-name="T70"/></text:p>
      <text:p text:style-name="P69">Quando si progetta un SO, bisogna tener presente diversi scopi: <text:span text:style-name="T130">per </text:span>l'utente il S<text:span text:style-name="T130">O</text:span> deve essere utile, semplice da usare, affidabile e <text:span text:style-name="T130">veloce</text:span>, mentre per il sistema questo deve essere di facile progettazione, realizzazione e manutenzione ed inoltre deve essere flesibile, senza errori ed efficiente</text:p>
      <text:p text:style-name="P69">I <text:span text:style-name="T5">meccanismi</text:span> determinano come eseguire qualcosa, mentre i <text:span text:style-name="T5">criteri</text:span><text:span text:style-name="T22"> </text:span><text:span text:style-name="T27">(</text:span><text:span text:style-name="T52">policy</text:span><text:span text:style-name="T27">) </text:span>stabiliscono il cosa e sono dunque coloro che consentono <text:span text:style-name="T131">di avere </text:span>flessibilità in quanto situazionali.</text:p>
      <text:p text:style-name="P69">Tradizionalmente i SO sono scritti in linguaggio assemblativo, mentre oggi si prefisce C o C++, poiché si hanno codici più veloci da scrivere, compatti e semplici sia da capire che da adattare.</text:p>
      <text:p text:style-name="P69"><text:soft-page-break/></text:p>
      <text:p text:style-name="P68">Affinché possa funzionare correttamente ed essere facilmente modificabile, un SO non viene progettato come un unico grande blocco, ma viene suddiviso in piccoli componenti.</text:p>
      <text:p text:style-name="P69"><text:span text:style-name="T132">Una </text:span><text:span text:style-name="T16">struttura semplice</text:span><text:span text:style-name="T28"> è in genere trovata in sistemi che sono nati come sistemi piccoli, ma che poi si sono espansi nel tempo superando lo scopo originale. Un esempio è il </text:span><text:span text:style-name="T5">MS-DOS</text:span><text:span text:style-name="T22">, </text:span><text:span text:style-name="T28">il cui scopo era </text:span><text:span text:style-name="T22">fornire</text:span> la massima funzionalità nel minimo spazio: non è diviso in moduli, ha una struttura semplice e non separa bene interfacce e livelli di funzionalità.</text:p>
      <text:p text:style-name="P69">Lo <text:span text:style-name="T5">UNIX</text:span> è un esempio di strutturazione limitata dalle funzioni dell'architettura sottostante, <text:span text:style-name="T133">che lo portarono a non risultare completo</text:span>. È formato da <text:span text:style-name="T133">due parti separate, </text:span>programmi di sistema e <text:span text:style-name="T133">kernel</text:span>, il quale è <text:span text:style-name="T133">formato da </text:span>tutto ciò che si trova tra l'interfaccia delle chiamate di sistema e <text:span text:style-name="T133">l'hardware.</text:span> Combina molteplici funzioni in un singolo livello: fornisce il file system, lo scheduling della CPU e la gestione della memoria. <text:span text:style-name="T133">È difficile da migliorare, in quanto modifiche in una sezione possono avere impatti negativi sulle altre.</text:span></text:p>
      <text:p text:style-name="P69"/>
      <text:p text:style-name="P61"><text:span text:style-name="T74">In presenza di hardware appropriato, è possibile suddividere il SO in un certo numero di </text:span><text:span text:style-name="T95">strati </text:span><text:span text:style-name="T74">(</text:span><text:span text:style-name="T51">livelli</text:span><text:span text:style-name="T74">), </text:span><text:span text:style-name="T70">in cui lo strato fisico, </text:span><text:span text:style-name="T74">il più basso,</text:span><text:span text:style-name="T70"> corrisponde al livello 0 e l'interfaccia utente, </text:span><text:span text:style-name="T74">il più alto,</text:span><text:span text:style-name="T70"> al livello n. </text:span><text:span text:style-name="T75">Gli strati sono composti in modo che ciascuno di essi usi solo funzioni e servizi che appartengono a strati di livello inferiore, considerando solo le azioni che compiono, senza entrare nel merito di come sono realizzate.</text:span></text:p>
      <text:p text:style-name="P61"><text:span text:style-name="T75"/></text:p>
      <text:p text:style-name="P70"><text:span text:style-name="T134">[</text:span>Secondo l'orientamento a micronucleo, il S<text:span text:style-name="T134">O</text:span> viene progettato rimuovendo dal nucleo tutti i componenti non essenziali, realizzandoli come programmi utente e di sistema <text:span text:style-name="T134">e la comunicazione avviene</text:span> tramite scambio di messaggi. <text:span text:style-name="T134">Si hanno</text:span> diversi vantaggi: è più sicuro e affidabile e consente di estendere il SO facilmente e adattarlo a diverse architetture.<text:span text:style-name="T134">]</text:span></text:p>
      <text:p text:style-name="P70"/>
      <text:p text:style-name="P70">Dal concetto di metodo stratificato si sviluppa quello di <text:span text:style-name="T5">macchina</text:span> <text:span text:style-name="T5">virtuale</text:span><text:span text:style-name="T22">, </text:span><text:span text:style-name="T29">un software in grado di emulare il comportamento di una macchina fisica </text:span><text:span text:style-name="T30">e per la cui creazione si </text:span><text:span text:style-name="T135">divi</text:span><text:span text:style-name="T136">dono le risorse. </text:span><text:span text:style-name="T135">L</text:span><text:span text:style-name="T136">o scheduling </text:span><text:span text:style-name="T135">della CPU si può usare sia per condividere la CPU che per dare l'illusione </text:span><text:span text:style-name="T136">a</text:span><text:span text:style-name="T135">gli utenti </text:span><text:span text:style-name="T136">di </text:span><text:span text:style-name="T135">dispo</text:span><text:span text:style-name="T136">rne</text:span><text:span text:style-name="T135"> di una propria, i meccanismi di </text:span><text:span text:style-name="T43">spooling</text:span><text:span text:style-name="T86"> ed il file system possono fornire dispositivi di I/O 'virtuali' ed il terminale utente serve come 'console virtuale' della macchina. </text:span>Se l'essere isolate da un lato rende le macchine virtuali sicure, in quanto proteggono le risorse, dall'altro c'è l'impossibilità di condividere in maniera diretta le risorse.</text:p>
      <text:p text:style-name="P70"><text:span text:style-name="T86">Offrono un ambiente perfetto per lo sviluppo di nuovi SO, in quanto evitano di apportare modifiche fisiche che potrebbero portare errori altrove </text:span><text:span text:style-name="T87">e non interrompono le normali operazioni del sistema. È però difficile implementare macchine virtuali, a causa della necessità di fornire un esatto duplicato dell'architettura fisica sottostante.</text:span></text:p>
      <text:p text:style-name="P70"><text:span text:style-name="T86"/></text:p>
      <text:p text:style-name="P70"><text:soft-page-break/><text:span text:style-name="T86">I programmi Java sono </text:span><text:span text:style-name="T88">compilati in un formato 'neutro' ed</text:span><text:span text:style-name="T86"> eseguiti sulla </text:span><text:span text:style-name="T96">Java Virtual Machine</text:span><text:span text:style-name="T86">, che consiste </text:span><text:span text:style-name="T88">in</text:span><text:span text:style-name="T86"> un caricatore delle classi, un verificatore delle classi e un interprete del linguaggio che esegue il bytecode; in più le prestazioni sono migliorate da un compilatore Just-In-Time </text:span><text:span text:style-name="T88">(JIT)</text:span><text:span text:style-name="T86">.</text:span></text:p>
      <text:p text:style-name="P62"><text:span text:style-name="T75"/></text:p>
      <text:p text:style-name="P71"><text:span text:style-name="T75">[</text:span><text:span text:style-name="T60">Qui ci sono alcuni esempi di sistemi operativi che non hanno trovato riscontri in questa sezione introduttiva, si possono benissimo saltare, almeno per ora credo, ma non mi andava di rimuoverli del tutto]</text:span></text:p>
      <text:p text:style-name="P34"/>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72"/>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text:soft-page-break/>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
      <text:p text:style-name="P71">[fine delle note]</text:p>
      <text:p text:style-name="P77"/>
      <text:p text:style-name="P13">Lezione 4 (Cap.4)</text:p>
      <text:p text:style-name="P1">Un sistema operativo esegue differenti programmi:</text:p>
      <text:list xml:id="list2261291098" text:style-name="L5">
        <text:list-item>
          <text:p text:style-name="P23">Un sistema a lotti (batch system) esegue lavori;</text:p>
        </text:list-item>
        <text:list-item>
          <text:p text:style-name="P23">Un sistema a partizione del tempo (time-shared system) esegue programmi utenti o task.</text:p>
        </text:list-item>
      </text:list>
      <text:p text:style-name="P1"/>
      <text:p text:style-name="P1">Un processo, o lavoro, è un programma in esecuzione sequenziale che comprende:</text:p>
      <text:list xml:id="list3744342630" text:style-name="L6">
        <text:list-item>
          <text:p text:style-name="P24">Contatore di programma (program counter);</text:p>
        </text:list-item>
        <text:list-item>
          <text:p text:style-name="P24">Pila (stack);</text:p>
        </text:list-item>
        <text:list-item>
          <text:p text:style-name="P24">Sezione di dati (data section).</text:p>
        </text:list-item>
      </text:list>
      <text:p text:style-name="P1">Durante l'esecuzione è soggetto a diversi cambiamenti di stato:</text:p>
      <text:list xml:id="list2051670353" text:style-name="L7">
        <text:list-item>
          <text:p text:style-name="P25">Nuovo, in cui si crea il processo;</text:p>
        </text:list-item>
        <text:list-item>
          <text:p text:style-name="P25">Esecuzione, in cui le istruzioni vengono eseguite;</text:p>
        </text:list-item>
        <text:list-item>
          <text:p text:style-name="P25">Attesa, in cui si attende il verificarsi di qualche evento;</text:p>
        </text:list-item>
        <text:list-item>
          <text:p text:style-name="P25">Pronto, in cui il processo attende di assere assegnato ad un'unità di elaborazione;</text:p>
        </text:list-item>
        <text:list-item>
          <text:p text:style-name="P25">Terminato, in cui il processo ha terminato l'esecuzione.</text:p>
        </text:list-item>
      </text:list>
      <text:p text:style-name="P1"/>
      <text:p text:style-name="P1">Il Process Control Block (PCB) è un blocco di informazioni specifiche connesse ad un processo: stato del processo, contatore di programma, registri e informazioni su<text:span text:style-name="T17">llo</text:span> scheduling, gestione della memoria, contabilizzazione delle risorse e stato di I/O.</text:p>
      <text:p text:style-name="P1"/>
      <text:p text:style-name="P1">Ci sono più tipi di code di scheduling dei processi: la 'job queue' è l'insieme generale, la 'ready queue' comprende quelli già caricari in memoria e in attesa di essere eseguiti e infine la 'device queue' comprende i processi che attendono la disponibilità di un particolare dispositivo di I/O.</text:p>
      <text:p text:style-name="P1"/>
      <text:p text:style-name="P1">Lo scheduler a lungo termine o 'job scheduler' seleziona i processi che devono essere caricati nella coda dei processi pronti, mentre lo scheduler di CPU o 'short-term scheduler' si occupa di selezionare un lavoro tra quelli pronti da assegnare alla CPU.</text:p>
      <text:p text:style-name="P2">Mentre quest'ultimo viene invocato frequentemente (millisecondi) e deve dunque essere veloce, il primo può essere invece lento in quanto invocato meno frequentemente (secondi o minuti).</text:p>
      <text:p text:style-name="P2">Lo scheduler a lungo termine controlla il grado di multiprogrammazione.</text:p>
      <text:p text:style-name="P1"/>
      <text:p text:style-name="P1">I processi possono essere divisi in I/O-bound se impiegano la maggior parte del proprio tempo nell'esecuzione di operazioni di I/O, oppure CPU-bound se si concentrano sulle elaborazioni.</text:p>
      <text:p text:style-name="P1"/>
      <text:p text:style-name="P1"><text:soft-page-break/>Il cambio di contesto è il passaggio da un processo all'altro e la sua velocità dipende dall'architettura: durante questo lasso di tempo viene registrato lo stato del vecchio processo e caricato il nuovo.</text:p>
      <text:p text:style-name="P1">Un processo genitore può generare numerosi processi figli e, poiché questo vale anche per loro, si possono generare alberi di processi: un genitore e un figlio possono condividere tutte, alcune o nessuna risorsa e possono sia essere svolti in contemporanea che attendere alcuni o tutti i figli.</text:p>
      <text:p text:style-name="P1"/>
      <text:p text:style-name="P1">In UNIX la chiamata di sistema &lt;fork&gt; crea un nuovo processo e chiamare immediatamente dopo &lt;exec&gt; sostituisce lo spazio di memoria del processo con un nuovo programma.</text:p>
      <text:p text:style-name="P1"/>
      <text:p text:style-name="P1">Quando un processo termina può esserci una chiamata di sistema &lt;wait&gt;, se alcuni dati vanno riportati al processo genitore, oppure una &lt;exit&gt; se il processo vuole essere cancellato subito.</text:p>
      <text:p text:style-name="P1">Un processo genitore può inoltre porre termine all'esecuzione di un figlio (abort) quando il figlio ha ecceduto nell'uso di alcune risorse o non è più richiesto oppure quando è il processo genitore stesso a terminare, comportando una terminazione a cascata.</text:p>
      <text:p text:style-name="P1"/>
      <text:p text:style-name="P1">Se un processo non può influire o essere influenzato da altri processi è detto indipendente, altrimenti è detto cooperante.</text:p>
      <text:p text:style-name="P1">Per i processi cooperanti il paradigma usuale stabilisce una relazione tra produttore e consumatore per lo scambio di informazioni e si differenziano i casi in cui la dimensione del vettore è fissata oppure no.</text:p>
      <text:p text:style-name="P1"/>
      <text:p text:style-name="P3">Tramite le funzioni di IPC i processi possono comunicare tra loro, sincronizzando le proprie azioni senza dover ricorrere a dati condivisi. Vengono fornite solo due operazioni, &lt;send&gt; e &lt;receive&gt;, che potranno essere usate da due processi P e Q dopo che avranno stabilito un canale di comunicazione, fisico o logico.</text:p>
      <text:p text:style-name="P1"/>
      <text:p text:style-name="P1">Nella comunicazione diretta i processi devono nominarsi reciprocamente in modo esplicito: il canale è unico per ciascuna coppia, stabilito automaticamente e, in genere, bidirezionale.</text:p>
      <text:p text:style-name="P1"/>
      <text:p text:style-name="P1">Nella comunicazione indiretta i messaggi sono inviati a delle porte identificate in modo univoco: tra una coppia si stabilisce un canale solo se entrambi condividono una stessa porta e p<text:span text:style-name="T18">uò</text:span> essercene più di uno; il canale può essere associato a più di due processi e può essere unidirezionale o bidirezionale.</text:p>
      <text:p text:style-name="P1">In questo caso si aggiungono operazioni per creare e rimuovere porte e si modificano &lt;send&gt; e &lt;receive&gt; per operare con esse.</text:p>
      <text:p text:style-name="P1"/>
      <text:p text:style-name="P1">Lo scambio di messaggi, così come send e receive, può essere sincrono (bloccante) o asincrono (non bloccante).</text:p>
      <text:p text:style-name="P1">I messaggi risiedono in code temporanee realizzabili in tre versioni diverse:</text:p>
      <text:list xml:id="list2954009305" text:style-name="L8">
        <text:list-item>
          <text:p text:style-name="P26">Capacità zero, in cui il trasmittente deve fermarsi finché il ricevente prende il messaggio;</text:p>
        </text:list-item>
        <text:list-item>
          <text:p text:style-name="P26"><text:soft-page-break/>Capacità limitata, in cui viene stabilità una lunghezza n e si attende solo quando questa si riempie;</text:p>
        </text:list-item>
        <text:list-item>
          <text:p text:style-name="P26">Capacità illimitata, in cui la coda ha potenzialmente infinita ed il trasmittente non si ferma mai.</text:p>
        </text:list-item>
      </text:list>
      <text:p text:style-name="P1"/>
      <text:p text:style-name="P4">La comunicazione nei sistemi client-server avviene con diversi metodi:</text:p>
      <text:list xml:id="list1755815858" text:style-name="L9">
        <text:list-item>
          <text:p text:style-name="P27">Una socket è una estremità di un canale di comunicazione e si indica come un indirizzo I<text:span text:style-name="T19">P </text:span>concatenato ad un numero di porta; la comunicazione avviene attraverso una coppia di socket.</text:p>
        </text:list-item>
        <text:list-item>
          <text:p text:style-name="P27">Le chiamate di procedure remote (RPC) sono usate per comunicazioni tra sistemi connessi tramite rete. Un segmento di codice (stub) individua la porta del server e struttura i parametri e questo avviene in modo analogo lato server.</text:p>
        </text:list-item>
        <text:list-item>
          <text:p text:style-name="P27">L'invocazione di metodi remoti (RMI) è una funzione Java simile alla RPC che consente a un thread di invocare un metodo di un oggetto remoto.</text:p>
        </text:list-item>
      </text:list>
      <text:p text:style-name="P4"/>
      <text:p text:style-name="P14"><text:span text:style-name="T3">Lezione 5-1 (</text:span>Cap.<text:span text:style-name="T3">5</text:span><text:span text:style-name="T1">)</text:span></text:p>
      <text:p text:style-name="P1">I processi possono essere a thread singolo oppure a multithread, con i vantaggi di migliori tempi di risposta, condivisione delle risorse ed uso di più unità di elaborazione.</text:p>
      <text:p text:style-name="P1"/>
      <text:p text:style-name="P1">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1070147289" text:style-name="L10">
        <text:list-item>
          <text:p text:style-name="P28">Nel modello da molti a uno, usato su sistemi che non li gestiscono a livello del nucleo, a molti thread al livello d'utente ne corrisponde uno al livello del nucleo.</text:p>
        </text:list-item>
        <text:list-item>
          <text:p text:style-name="P28">Nel modello uno a uno ad ogni thread al livello d'utente ne corrisponde uno a livello del nucleo.</text:p>
        </text:list-item>
        <text:list-item>
          <text:p text:style-name="P28">Nel modello molti a molti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Pthread. Non sono realizzazioni ma semplici definizioni di comportamento, il che lascia liberi i progettisti di definire le API come meglio credono. Sono comuni nei sistemi UNIX.</text:p>
      <text:p text:style-name="P1"/>
      <text:p text:style-name="P1">Nel sistema Windows 2000 viene impiegato il modello uno a uno e ciascun thread contiene un identificatore, un insieme di registri, una pila d'utente e una del sistema e un'area di memoria privata.</text:p>
      <text:p text:style-name="P1"/>
      <text:p text:style-name="P1">Nel sistema Linux viene usata il termine 'task' per processi e thread e si usa la chiamata del sistema &lt;clone&gt;, che crea un processo distinto che condivide lo spazio d'indirizzi del processo chiamante.</text:p>
      <text:p text:style-name="P1"><text:soft-page-break/></text:p>
      <text:p text:style-name="P5">Nel linguaggio Java i thread sono gestiti dalla JVM e possono essere creati in due modi: creando una nuova classe derivata dalla classe Thread o sovrascrivendo il metodo run di quella classe.</text:p>
      <text:p text:style-name="P9"/>
      <text:p text:style-name="P15"><text:span text:style-name="T4">Lezione 7 (</text:span>Cap.5)</text:p>
      <text:p text:style-name="P1">L'accesso concorrente a dati condivisi può causare incoerenza negli stessi e per prevenire ciò bisogna elaborare i giusti meccanismi preventivi: nella soluzione del problema di produttori e consumatori con memoria limitata si può pensare di aggiungere una variabile intera "counter" inizalizzata a 0 che va incremementata o decrementata in modo atomico, cioè senza interruzione.</text:p>
      <text:p text:style-name="P1"/>
      <text:p text:style-name="P1">Poiché si finirebbe comunque in una situazione di 'race condition', in cui i risultati dipendono dall'ordine degli accessi, c'è bisogno di sincronizzare i processi concorrenti.</text:p>
      <text:p text:style-name="P1"/>
      <text:p text:style-name="P1">Considerando n processi, sappiamo che ognuno di essi ha una sezione critica in cui può modificare variabili comuni, per cui deve essercene uno solo in tale fase tra tutti i processi in esecuzione in quel momento. Si adottano diversi accorgimenti:</text:p>
      <text:list xml:id="list1190406512" text:style-name="L11">
        <text:list-item>
          <text:p text:style-name="P29">Mutua Esclusione: se un processo è nella sua fase critica, allora esso è l'unico in tale fase.</text:p>
        </text:list-item>
        <text:list-item>
          <text:p text:style-name="P29">Progresso: se nessun processo è in sezione critica e qualcuno vuole entrarvi, allora sono gli altri processi fuori da sezione critica a scegliere chi può entrare per primo.</text:p>
        </text:list-item>
        <text:list-item>
          <text:p text:style-name="P29">Attesa Limitata: un processo che ha già richiesto l'ingresso può essere 'scavalcato' non troppe volte volte.</text:p>
        </text:list-item>
      </text:list>
      <text:p text:style-name="P1"/>
      <text:p text:style-name="P1">Nell'algoritmo del fornaio viene assegnato un numero a ciascun processo prima di entrare nella fase critica e viene data la precedenza a chi ha il numero più basso; a parità di numero viene servito per primo il processo che lo ha ricevuto per primo.</text:p>
      <text:p text:style-name="P1"/>
      <text:p text:style-name="P1">Un semaforo S è una variabile intera che viene usata per eseguire una sincronizzazione che non richiede attesa attiva. Vi si accede tramite due operazioni atomiche predefinite, &lt;wait&gt; e &lt;signal&gt;.</text:p>
      <text:p text:style-name="P1">Si verifica una situazione di stallo (deadlock) quando due processi attendono indefinitamente un evento che può essere causato solo da uno dei processi in attesa, mentre si verifica un'attesa indefinita (starvation) quando si attende nella coda di un semaforo indefinitamente.</text:p>
      <text:p text:style-name="P1">Il semaforo può sia essere implementato come contatore ed avere un valore appartenente ad un dominio logicamente non limitato oppure come binario ed avere come valori possibili solo 0 e 1.</text:p>
      <text:p text:style-name="P10"/>
      <text:p text:style-name="P16">Lezione 8 (Cap.8)</text:p>
      <text:p text:style-name="P1">Il problema dello stallo avviene quando si ha un insieme di processi bloccati, con tutti che detengono una risorsa e ne attendono un altra possseduta da un altro processo.</text:p>
      <text:p text:style-name="P6">Si può considerare l'attraversamento di una sezione di un ponte <text:soft-page-break/>che consente il passaggio in una sola direzione: ciascun lato è una risorsa e se si verifica uno stallo, cioè si cerca di attraversare il ponte da ambo i lati contemporaneamente, una delle macchine (o più) effettua una retromarcia, cioè avviene un 'rollback' che porta a un ristabilirsi di uno stato sicuro.</text:p>
      <text:p text:style-name="P1"/>
      <text:p text:style-name="P1">Affinché <text:span text:style-name="T20">ci sia</text:span> uno stallo c'è bisogno che si verifichino 4 condizioni <text:span text:style-name="T21">contemporaneamente</text:span>:</text:p>
      <text:list xml:id="list332516361" text:style-name="L12">
        <text:list-item>
          <text:p text:style-name="P30">Mutua esclusione: solo un processo per volta può usare una risorsa.</text:p>
        </text:list-item>
        <text:list-item>
          <text:p text:style-name="P30">Possesso e attesa: un processo in possesso di almeno una risorsa ne attende un'altra già in possesso di un altro processo.</text:p>
        </text:list-item>
        <text:list-item>
          <text:p text:style-name="P30">Impossibilità di prelazione: una risorsa può essere rilasciata solo al termine del processo che la possiede.</text:p>
        </text:list-item>
        <text:list-item>
          <text:p text:style-name="P30">Attesa circolare: esiste un insieme di processi in cui ognuno attende una risorsa dal successivo e l'ultimo processo Pn la attende dal primo processo P0.</text:p>
        </text:list-item>
      </text:list>
      <text:p text:style-name="P1"/>
      <text:p text:style-name="P1">Per disegnare un grafo di assegnazione delle risorse bisogna considerare due insiemi: l'insieme V dei vertici, suddiviso a sua volta nel sottoinsieme P dei processi del sistema ed il</text:p>
      <text:p text:style-name="P1">sottoinsieme R dei tipi di risorse del sistema, e l'insieme E degli archi.</text:p>
      <text:p text:style-name="P1">Un arco orientato che va da Pi a Rj è un arco di richiesta, viceversa da Rj a Pi è di assegnazione.</text:p>
      <text:p text:style-name="P1">Se il grafo non contiene cicli allora non si verificano stalli, se invece sono presenti dei cicli: se c'è una sola istanza per tipo di risorsa si verifica uno stallo, mentre se vi sono più</text:p>
      <text:p text:style-name="P1">istanze per tipo di risorsa si potrebbero verificare degli stalli.</text:p>
      <text:p text:style-name="P1"/>
      <text:p text:style-name="P1">Per la gestione degli stalli ci sono diverse soluzioni, ad esempio assicurarsi che il sistema non vi entri mai, oppure consentire la presenza di stalli, ma individuandoli ed eseguendo il ripristino, o ancora ignorare il problema 'fingendo' che gli stalli non possano mai verificarsi (più comune).</text:p>
      <text:p text:style-name="P1"/>
      <text:p text:style-name="P1">Per prevenire gli stalli ci si deve assicurare che almeno una delle 4 condizioni non possa verificarsi:</text:p>
      <text:list xml:id="list2534843918" text:style-name="L13">
        <text:list-item>
          <text:p text:style-name="P31">Mutua esclusione: deve valere solo per le risorse non condivisibili, poiché non è richiesta nel caso di quelle condivisibili.</text:p>
        </text:list-item>
        <text:list-item>
          <text:p text:style-name="P31">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31">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31">Attesa circolare: viene imposto un ordinamento totale <text:soft-page-break/>all'insieme di tutti i tipi di risorse e un ordine crescente di numerazione per le risorse richieste da ciascun processo.</text:p>
        </text:list-item>
      </text:list>
      <text:p text:style-name="P1"/>
      <text:p text:style-name="P1">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1008425578" text:style-name="L14">
        <text:list-item>
          <text:p text:style-name="P32">Disponibili, un vettore di taglia m che indica il numero delle istanze disponibili per ciascun tipo di risorsa.</text:p>
        </text:list-item>
        <text:list-item>
          <text:p text:style-name="P32">Massimo, matrice n*m che definisce la richiesta massima di ciascun processo.</text:p>
        </text:list-item>
        <text:list-item>
          <text:p text:style-name="P32">Assegnate, matrice n*m che definisce il numero delle istanze di ciascun tipo di risorse attualmente assegnate.</text:p>
        </text:list-item>
        <text:list-item>
          <text:p text:style-name="P32">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text:soft-page-break/>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6T11:27:38.779445408</dc:date>
    <meta:editing-duration>PT7H18M13S</meta:editing-duration>
    <meta:editing-cycles>132</meta:editing-cycles>
    <meta:generator>LibreOffice/7.3.7.2$Linux_X86_64 LibreOffice_project/30$Build-2</meta:generator>
    <meta:document-statistic meta:table-count="0" meta:image-count="0" meta:object-count="0" meta:page-count="16" meta:paragraph-count="217" meta:word-count="6380" meta:character-count="40628" meta:non-whitespace-character-count="34533"/>
  </office:meta>
</office:document-meta>
</file>